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ΕΝΣΤΑΣΗ<text:s/></text:span><text:span text:style-name="T2"/></text:p>
      <text:p text:style-name="P1"><text:span text:style-name="T3">Χαιρετώ!... </text:span></text:p>
      <text:p text:style-name="P1"><text:span text:style-name="T3">Παρότι αναγνωρίζω ότι η από πλευράς σας εξέταση της , με αρ. πρωτ. 00048850/02.09.2020 αίτησής μου , συν του φακέλου δικαιολογητικών , έγινε υπεύθυνα και λεπτομερώς .. </text:span></text:p>
      <text:p text:style-name="P1"><text:span text:style-name="T3">... με αποτέλεσμα , να μου αντιστοιχεί ένας καλός αριθμός Μορίων , στην ειδικότητα Επικοινωνίας - Δημοσιογραφίας &amp; Μ.Μ.Ε. </text:span></text:p>
      <text:p text:style-name="P1"><text:span text:style-name="T3">Αισθάνομαι αδικημένος από το γεγονός ότι ΔΕΝ μου καταμετρήθηκε Όλος ο Επίσημος και Αναγνωρισμένος Χρόνος Δημοσιογραφικής Εργασίας - επί του αντικειμένου δηλαδή. </text:span></text:p>
      <text:p text:style-name="P1"><text:span text:style-name="T3">Ενίσταμαι , λοιπόν , όσον αφορά τη μειωμένη , κατά πολύ , Μοριοδότηση του συγκεκριμένου Πεδίου.</text:span></text:p>
      <text:p text:style-name="P1"><text:span text:style-name="T3">Υποθέτω ότι τηρήθηκαν "ευλαβικά" τα "ψιλά γράμματα" της προκύρυξης , που ανέφερε ότι αναγνωρίζονται μόνο οι χρόνοι ύστερα από τη λήψη του Πτυχίου. (πάλι καλά που , εφόσον κατόπιν φοίτησα και Μεταπτυχιακως και έλαβα Αριστούχο Τίτλο , που επεσύναψα στο φάκελό μου , ΔΕΝ ζητείται ο χρόνος ύστερα από τη λήψη του Μεταπτυχιακού). Υπενθυμίζω , ότι στα της Φόρμας Μητρώου του Υπ. Παιδείας , άν και αυτή λειτουργεί καταδικαστικά για εμάς τους Επιστήμονες , τουλάχιστο υπολογίζεται η Εργασιακή Εμπειρία από την έναρξή της. </text:span></text:p>
      <text:p text:style-name="P1"><text:span text:style-name="T3">Όπως και να έχει ,<text:s/></text:span><text:span text:style-name="T4">ζητώ να κυρωθούν τα "κομμένα" Μόρια της Εργασιακής μου Εμπειρίας , όχι μόνο με διασταλτική ή "κατ' οικονομίαν" αντίληψη της διάταξης της προκήρυξης , μα επιπλέον ΔΙΟΤΙ:</text:span></text:p>
      <text:list text:style-name="L2">
        <text:list-item>
          <text:p text:style-name="P2"><text:span text:style-name="T4">1. Τα Τμήματα Α.Ε.Ι.<text:s text:c="2"/>Μ.Μ.Ε. είναι , σχετικά καινούρια - υφίστανται μόλις από τη δεκαετία 90'ς. Εργαζόμουν ως Δημοσιογράφος (αναγκαστικά "μαύρα"...) ήδη Σπουδάζοντας σε άλλη Πανεπιστημιακή Σχολή , ΔΕΔΟΜΕΝΟΥ ότι κατά τις Πανελλαδικές μου εξετάσεις ΔΕΝ υφίσταντο σχετικά Τμήματα και συνεχίζοντας , με σύμβαση , ήδη αφότου είχα περάσει με Κατατακτήριες Εξετάσεις στο Τμήμα Επικοινωνίας &amp; Μ.Μ.Ε. του Ε.Κ.Π.Α. </text:span></text:p>
        </text:list-item>
        <text:list-item>
          <text:p text:style-name="P2"><text:span text:style-name="T4">2. Μεσολάβησε η Στρατιωτική μου Θητεία - 18μηνη τότε , η οποία αναγκαστικά μου έκοψε τουλάχτο ενάμισι έτος εργασιακού χρόνου και περισσότερο διάστημα Πανεπιστημιακών Σπουδών και εκ νέου προσαρμογής - άρα και καθυστέρηση της Λήψης του Πτυχίου Ε.Μ.Μ.Ε. Αθήνας. </text:span></text:p>
        </text:list-item>
        <text:list-item>
          <text:p text:style-name="P2"><text:span text:style-name="T4">2.2. Ακόμη και η Ε.Σ.Η.Ε.Α. , η οποία εκτός από Συνδικαλιστικό Σωματείο αποτελεί Επιμελητήριο του Κλάδου μας , αναγνώρισε τον εξ' αρχής χρόνο Εργασίας μου , εγγράφοντάς με το 1998 Δόκιμο και το 1999 Τακτικό Μέλος της ... Τότε ήμουν ακόμη Φοιτητής στο Ε.Μ.Μ.Ε Αθήνας.</text:span></text:p>
        </text:list-item>
        <text:list-item>
          <text:p text:style-name="P2"><text:span text:style-name="T4">3. Δυστυχώς ΔΕΝ μπορώ να σας αποδείξω άλλα προσθετικά διαστήματα , αρκετά μετά τη κήψη του Πτυχίου μου Εργασιακής Εμπειρίας (πλην των αναγνωρισμένων Δικαστικά ή με Έγγραφη παραδοχή Εργοδότη, που σας κατέθεσα...) δεδομένου ότι η Δουλειά μου σε πολλές Επιχειρήσεις Μ.Μ.Ε. ήταν αναγκαστικά "μαύρη" , Ανασφάλιστη και "ανύπαρκτη". </text:span></text:p>
        </text:list-item>
      </text:list>
      <text:p text:style-name="P3"><text:span text:style-name="T4"/></text:p>
      <text:p text:style-name="P3"><text:span text:style-name="T4">Με βάση τα παραπάνω , ζητώ να γίνει ΔΕΚΤΗ η παρούσα ένστασή μου. </text:span></text:p>
      <text:p text:style-name="P3"><text:span text:style-name="T4">Θανάσης Γ. Κάππος</text:span></text:p>
      <text:p text:style-name="P3"><text:span text:style-name="T4">Μ.Α. Πολιτικής Επικοινωνίας , Δημοσιογράφος - Εκπαιδευτής Ενηλίκων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